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5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1</text:p>
          </table:table-cell>
          <table:table-cell office:value-type="string" calcext:value-type="string">
            <text:p>_p12</text:p>
          </table:table-cell>
          <table:table-cell office:value-type="string" calcext:value-type="string">
            <text:p>_p13</text:p>
          </table:table-cell>
          <table:table-cell office:value-type="string" calcext:value-type="string">
            <text:p>_p14</text:p>
          </table:table-cell>
          <table:table-cell office:value-type="string" calcext:value-type="string">
            <text:p>_p21</text:p>
          </table:table-cell>
          <table:table-cell office:value-type="string" calcext:value-type="string">
            <text:p>_p22</text:p>
          </table:table-cell>
          <table:table-cell table:style-name="Default" office:value-type="string" calcext:value-type="string">
            <text:p>_p23</text:p>
          </table:table-cell>
          <table:table-cell office:value-type="string" calcext:value-type="string">
            <text:p>_p24</text:p>
          </table:table-cell>
          <table:table-cell office:value-type="string" calcext:value-type="string">
            <text:p>_p31</text:p>
          </table:table-cell>
          <table:table-cell table:style-name="Default" office:value-type="string" calcext:value-type="string">
            <text:p>_p32</text:p>
          </table:table-cell>
          <table:table-cell office:value-type="string" calcext:value-type="string">
            <text:p>_p33</text:p>
          </table:table-cell>
          <table:table-cell office:value-type="string" calcext:value-type="string">
            <text:p>_p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1"/>
          <table:table-cell office:value-type="float" office:value="0.01923598" calcext:value-type="float">
            <text:p>0.0192359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5398844" calcext:value-type="float">
            <text:p>0.95398844</text:p>
          </table:table-cell>
          <table:table-cell office:value-type="float" office:value="0.00245734" calcext:value-type="float">
            <text:p>0.00245734</text:p>
          </table:table-cell>
          <table:table-cell office:value-type="float" office:value="0.03531225" calcext:value-type="float">
            <text:p>0.03531225</text:p>
          </table:table-cell>
          <table:table-cell office:value-type="float" office:value="0.00824198" calcext:value-type="float">
            <text:p>0.00824198</text:p>
          </table:table-cell>
          <table:table-cell office:value-type="float" office:value="0.00453617" calcext:value-type="float">
            <text:p>0.00453617</text:p>
          </table:table-cell>
          <table:table-cell office:value-type="float" office:value="0.97673142" calcext:value-type="float">
            <text:p>0.97673142</text:p>
          </table:table-cell>
          <table:table-cell office:value-type="float" office:value="0.000005358" calcext:value-type="float">
            <text:p>5.36E-06</text:p>
          </table:table-cell>
          <table:table-cell office:value-type="float" office:value="0.01872706" calcext:value-type="float">
            <text:p>0.01872706</text:p>
          </table:table-cell>
          <table:table-cell office:value-type="float" office:value="0.00294896" calcext:value-type="float">
            <text:p>0.00294896</text:p>
          </table:table-cell>
          <table:table-cell office:value-type="float" office:value="0.000008285" calcext:value-type="float">
            <text:p>8.29E-06</text:p>
          </table:table-cell>
          <table:table-cell office:value-type="float" office:value="0.97550522" calcext:value-type="float">
            <text:p>0.97550522</text:p>
          </table:table-cell>
          <table:table-cell office:value-type="float" office:value="0.02153754" calcext:value-type="float">
            <text:p>0.0215375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4976271" calcext:value-type="float">
            <text:p>0.94976271</text:p>
          </table:table-cell>
          <table:table-cell office:value-type="float" office:value="0.00260059" calcext:value-type="float">
            <text:p>0.00260059</text:p>
          </table:table-cell>
          <table:table-cell office:value-type="float" office:value="0.03811936" calcext:value-type="float">
            <text:p>0.03811936</text:p>
          </table:table-cell>
          <table:table-cell office:value-type="float" office:value="0.00951733" calcext:value-type="float">
            <text:p>0.00951733</text:p>
          </table:table-cell>
          <table:table-cell office:value-type="float" office:value="0.00426118" calcext:value-type="float">
            <text:p>0.00426118</text:p>
          </table:table-cell>
          <table:table-cell office:value-type="float" office:value="0.97532902" calcext:value-type="float">
            <text:p>0.97532902</text:p>
          </table:table-cell>
          <table:table-cell office:value-type="float" office:value="0.000005457" calcext:value-type="float">
            <text:p>5.46E-06</text:p>
          </table:table-cell>
          <table:table-cell office:value-type="float" office:value="0.02040434" calcext:value-type="float">
            <text:p>0.02040434</text:p>
          </table:table-cell>
          <table:table-cell office:value-type="float" office:value="0.00271624" calcext:value-type="float">
            <text:p>0.00271624</text:p>
          </table:table-cell>
          <table:table-cell office:value-type="float" office:value="0.000008112" calcext:value-type="float">
            <text:p>8.11E-06</text:p>
          </table:table-cell>
          <table:table-cell office:value-type="float" office:value="0.97426612" calcext:value-type="float">
            <text:p>0.97426612</text:p>
          </table:table-cell>
          <table:table-cell office:value-type="float" office:value="0.02300953" calcext:value-type="float">
            <text:p>0.0230095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4521772" calcext:value-type="float">
            <text:p>0.94521772</text:p>
          </table:table-cell>
          <table:table-cell office:value-type="float" office:value="0.00274847" calcext:value-type="float">
            <text:p>0.00274847</text:p>
          </table:table-cell>
          <table:table-cell office:value-type="float" office:value="0.04105355" calcext:value-type="float">
            <text:p>0.04105355</text:p>
          </table:table-cell>
          <table:table-cell office:value-type="float" office:value="0.01098025" calcext:value-type="float">
            <text:p>0.01098025</text:p>
          </table:table-cell>
          <table:table-cell office:value-type="float" office:value="0.00400613" calcext:value-type="float">
            <text:p>0.00400613</text:p>
          </table:table-cell>
          <table:table-cell office:value-type="float" office:value="0.97375024" calcext:value-type="float">
            <text:p>0.97375024</text:p>
          </table:table-cell>
          <table:table-cell office:value-type="float" office:value="0.000005552" calcext:value-type="float">
            <text:p>5.55E-06</text:p>
          </table:table-cell>
          <table:table-cell office:value-type="float" office:value="0.02223808" calcext:value-type="float">
            <text:p>0.02223808</text:p>
          </table:table-cell>
          <table:table-cell office:value-type="float" office:value="0.00250644" calcext:value-type="float">
            <text:p>0.00250644</text:p>
          </table:table-cell>
          <table:table-cell office:value-type="float" office:value="0.00000795" calcext:value-type="float">
            <text:p>7.95E-06</text:p>
          </table:table-cell>
          <table:table-cell office:value-type="float" office:value="0.97287186" calcext:value-type="float">
            <text:p>0.97287186</text:p>
          </table:table-cell>
          <table:table-cell office:value-type="float" office:value="0.02461375" calcext:value-type="float">
            <text:p>0.0246137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403336" calcext:value-type="float">
            <text:p>0.9403336</text:p>
          </table:table-cell>
          <table:table-cell office:value-type="float" office:value="0.00290075" calcext:value-type="float">
            <text:p>0.00290075</text:p>
          </table:table-cell>
          <table:table-cell office:value-type="float" office:value="0.04410922" calcext:value-type="float">
            <text:p>0.04410922</text:p>
          </table:table-cell>
          <table:table-cell office:value-type="float" office:value="0.01265644" calcext:value-type="float">
            <text:p>0.01265644</text:p>
          </table:table-cell>
          <table:table-cell office:value-type="float" office:value="0.00376935" calcext:value-type="float">
            <text:p>0.00376935</text:p>
          </table:table-cell>
          <table:table-cell office:value-type="float" office:value="0.97198193" calcext:value-type="float">
            <text:p>0.97198193</text:p>
          </table:table-cell>
          <table:table-cell office:value-type="float" office:value="0.000005642" calcext:value-type="float">
            <text:p>5.64E-06</text:p>
          </table:table-cell>
          <table:table-cell office:value-type="float" office:value="0.02424308" calcext:value-type="float">
            <text:p>0.02424308</text:p>
          </table:table-cell>
          <table:table-cell office:value-type="float" office:value="0.00231703" calcext:value-type="float">
            <text:p>0.00231703</text:p>
          </table:table-cell>
          <table:table-cell office:value-type="float" office:value="0.000007796" calcext:value-type="float">
            <text:p>7.80E-06</text:p>
          </table:table-cell>
          <table:table-cell office:value-type="float" office:value="0.97131178" calcext:value-type="float">
            <text:p>0.97131178</text:p>
          </table:table-cell>
          <table:table-cell office:value-type="float" office:value="0.02636339" calcext:value-type="float">
            <text:p>0.0263633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3508906" calcext:value-type="float">
            <text:p>0.93508906</text:p>
          </table:table-cell>
          <table:table-cell office:value-type="float" office:value="0.00305716" calcext:value-type="float">
            <text:p>0.00305716</text:p>
          </table:table-cell>
          <table:table-cell office:value-type="float" office:value="0.04727907" calcext:value-type="float">
            <text:p>0.04727907</text:p>
          </table:table-cell>
          <table:table-cell office:value-type="float" office:value="0.01457471" calcext:value-type="float">
            <text:p>0.01457471</text:p>
          </table:table-cell>
          <table:table-cell office:value-type="float" office:value="0.00354934" calcext:value-type="float">
            <text:p>0.00354934</text:p>
          </table:table-cell>
          <table:table-cell office:value-type="float" office:value="0.97000948" calcext:value-type="float">
            <text:p>0.97000948</text:p>
          </table:table-cell>
          <table:table-cell office:value-type="float" office:value="0.000005726" calcext:value-type="float">
            <text:p>5.73E-06</text:p>
          </table:table-cell>
          <table:table-cell office:value-type="float" office:value="0.02643545" calcext:value-type="float">
            <text:p>0.02643545</text:p>
          </table:table-cell>
          <table:table-cell office:value-type="float" office:value="0.00214578" calcext:value-type="float">
            <text:p>0.00214578</text:p>
          </table:table-cell>
          <table:table-cell office:value-type="float" office:value="0.000007652" calcext:value-type="float">
            <text:p>7.65E-06</text:p>
          </table:table-cell>
          <table:table-cell office:value-type="float" office:value="0.96957354" calcext:value-type="float">
            <text:p>0.96957354</text:p>
          </table:table-cell>
          <table:table-cell office:value-type="float" office:value="0.02827303" calcext:value-type="float">
            <text:p>0.028273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2946125" calcext:value-type="float">
            <text:p>0.92946125</text:p>
          </table:table-cell>
          <table:table-cell office:value-type="float" office:value="0.00321736" calcext:value-type="float">
            <text:p>0.00321736</text:p>
          </table:table-cell>
          <table:table-cell office:value-type="float" office:value="0.05055404" calcext:value-type="float">
            <text:p>0.05055404</text:p>
          </table:table-cell>
          <table:table-cell office:value-type="float" office:value="0.01676735" calcext:value-type="float">
            <text:p>0.01676735</text:p>
          </table:table-cell>
          <table:table-cell office:value-type="float" office:value="0.00334473" calcext:value-type="float">
            <text:p>0.00334473</text:p>
          </table:table-cell>
          <table:table-cell office:value-type="float" office:value="0.96781669" calcext:value-type="float">
            <text:p>0.96781669</text:p>
          </table:table-cell>
          <table:table-cell office:value-type="float" office:value="0.000005805" calcext:value-type="float">
            <text:p>5.81E-06</text:p>
          </table:table-cell>
          <table:table-cell office:value-type="float" office:value="0.02883277" calcext:value-type="float">
            <text:p>0.02883277</text:p>
          </table:table-cell>
          <table:table-cell office:value-type="float" office:value="0.00199073" calcext:value-type="float">
            <text:p>0.00199073</text:p>
          </table:table-cell>
          <table:table-cell office:value-type="float" office:value="0.000007516" calcext:value-type="float">
            <text:p>7.52E-06</text:p>
          </table:table-cell>
          <table:table-cell office:value-type="float" office:value="0.96764299" calcext:value-type="float">
            <text:p>0.96764299</text:p>
          </table:table-cell>
          <table:table-cell office:value-type="float" office:value="0.03035877" calcext:value-type="float">
            <text:p>0.0303587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2342554" calcext:value-type="float">
            <text:p>0.92342554</text:p>
          </table:table-cell>
          <table:table-cell office:value-type="float" office:value="0.00338096" calcext:value-type="float">
            <text:p>0.00338096</text:p>
          </table:table-cell>
          <table:table-cell office:value-type="float" office:value="0.05392315" calcext:value-type="float">
            <text:p>0.05392315</text:p>
          </table:table-cell>
          <table:table-cell office:value-type="float" office:value="0.01927034" calcext:value-type="float">
            <text:p>0.01927034</text:p>
          </table:table-cell>
          <table:table-cell office:value-type="float" office:value="0.00315427" calcext:value-type="float">
            <text:p>0.00315427</text:p>
          </table:table-cell>
          <table:table-cell office:value-type="float" office:value="0.9653857" calcext:value-type="float">
            <text:p>0.9653857</text:p>
          </table:table-cell>
          <table:table-cell office:value-type="float" office:value="0.000005877" calcext:value-type="float">
            <text:p>5.88E-06</text:p>
          </table:table-cell>
          <table:table-cell office:value-type="float" office:value="0.03145416" calcext:value-type="float">
            <text:p>0.03145416</text:p>
          </table:table-cell>
          <table:table-cell office:value-type="float" office:value="0.00185013" calcext:value-type="float">
            <text:p>0.00185013</text:p>
          </table:table-cell>
          <table:table-cell office:value-type="float" office:value="0.000007389" calcext:value-type="float">
            <text:p>7.39E-06</text:p>
          </table:table-cell>
          <table:table-cell office:value-type="float" office:value="0.96550408" calcext:value-type="float">
            <text:p>0.96550408</text:p>
          </table:table-cell>
          <table:table-cell office:value-type="float" office:value="0.0326384" calcext:value-type="float">
            <text:p>0.032638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1695535" calcext:value-type="float">
            <text:p>0.91695535</text:p>
          </table:table-cell>
          <table:table-cell office:value-type="float" office:value="0.00354752" calcext:value-type="float">
            <text:p>0.00354752</text:p>
          </table:table-cell>
          <table:table-cell office:value-type="float" office:value="0.05737338" calcext:value-type="float">
            <text:p>0.05737338</text:p>
          </table:table-cell>
          <table:table-cell office:value-type="float" office:value="0.02212376" calcext:value-type="float">
            <text:p>0.02212376</text:p>
          </table:table-cell>
          <table:table-cell office:value-type="float" office:value="0.0029768" calcext:value-type="float">
            <text:p>0.0029768</text:p>
          </table:table-cell>
          <table:table-cell office:value-type="float" office:value="0.96269688" calcext:value-type="float">
            <text:p>0.96269688</text:p>
          </table:table-cell>
          <table:table-cell office:value-type="float" office:value="0.000005943" calcext:value-type="float">
            <text:p>5.94E-06</text:p>
          </table:table-cell>
          <table:table-cell office:value-type="float" office:value="0.03432038" calcext:value-type="float">
            <text:p>0.03432038</text:p>
          </table:table-cell>
          <table:table-cell office:value-type="float" office:value="0.00172245" calcext:value-type="float">
            <text:p>0.00172245</text:p>
          </table:table-cell>
          <table:table-cell office:value-type="float" office:value="0.000007269" calcext:value-type="float">
            <text:p>7.27E-06</text:p>
          </table:table-cell>
          <table:table-cell office:value-type="float" office:value="0.96313869" calcext:value-type="float">
            <text:p>0.96313869</text:p>
          </table:table-cell>
          <table:table-cell office:value-type="float" office:value="0.03513159" calcext:value-type="float">
            <text:p>0.0351315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1002195" calcext:value-type="float">
            <text:p>0.91002195</text:p>
          </table:table-cell>
          <table:table-cell office:value-type="float" office:value="0.00371649" calcext:value-type="float">
            <text:p>0.00371649</text:p>
          </table:table-cell>
          <table:table-cell office:value-type="float" office:value="0.06088959" calcext:value-type="float">
            <text:p>0.06088959</text:p>
          </table:table-cell>
          <table:table-cell office:value-type="float" office:value="0.02537197" calcext:value-type="float">
            <text:p>0.02537197</text:p>
          </table:table-cell>
          <table:table-cell office:value-type="float" office:value="0.00281127" calcext:value-type="float">
            <text:p>0.00281127</text:p>
          </table:table-cell>
          <table:table-cell office:value-type="float" office:value="0.95972876" calcext:value-type="float">
            <text:p>0.95972876</text:p>
          </table:table-cell>
          <table:table-cell office:value-type="float" office:value="0.000006002" calcext:value-type="float">
            <text:p>6.00E-06</text:p>
          </table:table-cell>
          <table:table-cell office:value-type="float" office:value="0.03745396" calcext:value-type="float">
            <text:p>0.03745396</text:p>
          </table:table-cell>
          <table:table-cell office:value-type="float" office:value="0.00160635" calcext:value-type="float">
            <text:p>0.00160635</text:p>
          </table:table-cell>
          <table:table-cell office:value-type="float" office:value="0.000007156" calcext:value-type="float">
            <text:p>7.16E-06</text:p>
          </table:table-cell>
          <table:table-cell office:value-type="float" office:value="0.96052646" calcext:value-type="float">
            <text:p>0.96052646</text:p>
          </table:table-cell>
          <table:table-cell office:value-type="float" office:value="0.03786003" calcext:value-type="float">
            <text:p>0.0378600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025943" calcext:value-type="float">
            <text:p>0.9025943</text:p>
          </table:table-cell>
          <table:table-cell office:value-type="float" office:value="0.00388728" calcext:value-type="float">
            <text:p>0.00388728</text:p>
          </table:table-cell>
          <table:table-cell office:value-type="float" office:value="0.06445444" calcext:value-type="float">
            <text:p>0.06445444</text:p>
          </table:table-cell>
          <table:table-cell office:value-type="float" office:value="0.02906398" calcext:value-type="float">
            <text:p>0.02906398</text:p>
          </table:table-cell>
          <table:table-cell office:value-type="float" office:value="0.00265674" calcext:value-type="float">
            <text:p>0.00265674</text:p>
          </table:table-cell>
          <table:table-cell office:value-type="float" office:value="0.95645793" calcext:value-type="float">
            <text:p>0.95645793</text:p>
          </table:table-cell>
          <table:table-cell office:value-type="float" office:value="0.000006054" calcext:value-type="float">
            <text:p>6.05E-06</text:p>
          </table:table-cell>
          <table:table-cell office:value-type="float" office:value="0.04087928" calcext:value-type="float">
            <text:p>0.04087928</text:p>
          </table:table-cell>
          <table:table-cell office:value-type="float" office:value="0.0015006" calcext:value-type="float">
            <text:p>0.0015006</text:p>
          </table:table-cell>
          <table:table-cell office:value-type="float" office:value="0.000007049" calcext:value-type="float">
            <text:p>7.05E-06</text:p>
          </table:table-cell>
          <table:table-cell office:value-type="float" office:value="0.95764469" calcext:value-type="float">
            <text:p>0.95764469</text:p>
          </table:table-cell>
          <table:table-cell office:value-type="float" office:value="0.04084766" calcext:value-type="float">
            <text:p>0.040847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89463889" calcext:value-type="float">
            <text:p>0.89463889</text:p>
          </table:table-cell>
          <table:table-cell office:value-type="float" office:value="0.0040592" calcext:value-type="float">
            <text:p>0.0040592</text:p>
          </table:table-cell>
          <table:table-cell office:value-type="float" office:value="0.06804828" calcext:value-type="float">
            <text:p>0.06804828</text:p>
          </table:table-cell>
          <table:table-cell office:value-type="float" office:value="0.03325362" calcext:value-type="float">
            <text:p>0.03325362</text:p>
          </table:table-cell>
          <table:table-cell office:value-type="float" office:value="0.0025123" calcext:value-type="float">
            <text:p>0.0025123</text:p>
          </table:table-cell>
          <table:table-cell office:value-type="float" office:value="0.95285894" calcext:value-type="float">
            <text:p>0.95285894</text:p>
          </table:table-cell>
          <table:table-cell office:value-type="float" office:value="0.000006098" calcext:value-type="float">
            <text:p>6.10E-06</text:p>
          </table:table-cell>
          <table:table-cell office:value-type="float" office:value="0.04462266" calcext:value-type="float">
            <text:p>0.04462266</text:p>
          </table:table-cell>
          <table:table-cell office:value-type="float" office:value="0.00140415" calcext:value-type="float">
            <text:p>0.00140415</text:p>
          </table:table-cell>
          <table:table-cell office:value-type="float" office:value="0.000006949" calcext:value-type="float">
            <text:p>6.95E-06</text:p>
          </table:table-cell>
          <table:table-cell office:value-type="float" office:value="0.95446806" calcext:value-type="float">
            <text:p>0.95446806</text:p>
          </table:table-cell>
          <table:table-cell office:value-type="float" office:value="0.04412084" calcext:value-type="float">
            <text:p>0.0441208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88611963" calcext:value-type="float">
            <text:p>0.88611963</text:p>
          </table:table-cell>
          <table:table-cell office:value-type="float" office:value="0.00423147" calcext:value-type="float">
            <text:p>0.00423147</text:p>
          </table:table-cell>
          <table:table-cell office:value-type="float" office:value="0.07164914" calcext:value-type="float">
            <text:p>0.07164914</text:p>
          </table:table-cell>
          <table:table-cell office:value-type="float" office:value="0.03799976" calcext:value-type="float">
            <text:p>0.03799976</text:p>
          </table:table-cell>
          <table:table-cell office:value-type="float" office:value="0.00237717" calcext:value-type="float">
            <text:p>0.00237717</text:p>
          </table:table-cell>
          <table:table-cell office:value-type="float" office:value="0.94890423" calcext:value-type="float">
            <text:p>0.94890423</text:p>
          </table:table-cell>
          <table:table-cell office:value-type="float" office:value="0.000006133" calcext:value-type="float">
            <text:p>6.13E-06</text:p>
          </table:table-cell>
          <table:table-cell office:value-type="float" office:value="0.04871247" calcext:value-type="float">
            <text:p>0.04871247</text:p>
          </table:table-cell>
          <table:table-cell office:value-type="float" office:value="0.00131604" calcext:value-type="float">
            <text:p>0.00131604</text:p>
          </table:table-cell>
          <table:table-cell office:value-type="float" office:value="0.000006855" calcext:value-type="float">
            <text:p>6.86E-06</text:p>
          </table:table-cell>
          <table:table-cell office:value-type="float" office:value="0.95096853" calcext:value-type="float">
            <text:p>0.95096853</text:p>
          </table:table-cell>
          <table:table-cell office:value-type="float" office:value="0.04770858" calcext:value-type="float">
            <text:p>0.0477085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7699777" calcext:value-type="float">
            <text:p>0.87699777</text:p>
          </table:table-cell>
          <table:table-cell office:value-type="float" office:value="0.00440323" calcext:value-type="float">
            <text:p>0.00440323</text:p>
          </table:table-cell>
          <table:table-cell office:value-type="float" office:value="0.07523267" calcext:value-type="float">
            <text:p>0.07523267</text:p>
          </table:table-cell>
          <table:table-cell office:value-type="float" office:value="0.04336634" calcext:value-type="float">
            <text:p>0.04336634</text:p>
          </table:table-cell>
          <table:table-cell office:value-type="float" office:value="0.00225058" calcext:value-type="float">
            <text:p>0.00225058</text:p>
          </table:table-cell>
          <table:table-cell office:value-type="float" office:value="0.9445641" calcext:value-type="float">
            <text:p>0.9445641</text:p>
          </table:table-cell>
          <table:table-cell office:value-type="float" office:value="0.000006161" calcext:value-type="float">
            <text:p>6.16E-06</text:p>
          </table:table-cell>
          <table:table-cell office:value-type="float" office:value="0.05317916" calcext:value-type="float">
            <text:p>0.05317916</text:p>
          </table:table-cell>
          <table:table-cell office:value-type="float" office:value="0.00123542" calcext:value-type="float">
            <text:p>0.00123542</text:p>
          </table:table-cell>
          <table:table-cell office:value-type="float" office:value="0.000006766" calcext:value-type="float">
            <text:p>6.77E-06</text:p>
          </table:table-cell>
          <table:table-cell office:value-type="float" office:value="0.94711504" calcext:value-type="float">
            <text:p>0.94711504</text:p>
          </table:table-cell>
          <table:table-cell office:value-type="float" office:value="0.05164277" calcext:value-type="float">
            <text:p>0.051642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86723196" calcext:value-type="float">
            <text:p>0.86723196</text:p>
          </table:table-cell>
          <table:table-cell office:value-type="float" office:value="0.0045735" calcext:value-type="float">
            <text:p>0.0045735</text:p>
          </table:table-cell>
          <table:table-cell office:value-type="float" office:value="0.07877215" calcext:value-type="float">
            <text:p>0.07877215</text:p>
          </table:table-cell>
          <table:table-cell office:value-type="float" office:value="0.0494224" calcext:value-type="float">
            <text:p>0.0494224</text:p>
          </table:table-cell>
          <table:table-cell office:value-type="float" office:value="0.00213187" calcext:value-type="float">
            <text:p>0.00213187</text:p>
          </table:table-cell>
          <table:table-cell office:value-type="float" office:value="0.9398066" calcext:value-type="float">
            <text:p>0.9398066</text:p>
          </table:table-cell>
          <table:table-cell office:value-type="float" office:value="0.000006179" calcext:value-type="float">
            <text:p>6.18E-06</text:p>
          </table:table-cell>
          <table:table-cell office:value-type="float" office:value="0.05805534" calcext:value-type="float">
            <text:p>0.05805534</text:p>
          </table:table-cell>
          <table:table-cell office:value-type="float" office:value="0.00116155" calcext:value-type="float">
            <text:p>0.00116155</text:p>
          </table:table-cell>
          <table:table-cell office:value-type="float" office:value="0.000006682" calcext:value-type="float">
            <text:p>6.68E-06</text:p>
          </table:table-cell>
          <table:table-cell office:value-type="float" office:value="0.9428734" calcext:value-type="float">
            <text:p>0.9428734</text:p>
          </table:table-cell>
          <table:table-cell office:value-type="float" office:value="0.05595837" calcext:value-type="float">
            <text:p>0.0559583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5677835" calcext:value-type="float">
            <text:p>0.85677835</text:p>
          </table:table-cell>
          <table:table-cell office:value-type="float" office:value="0.00474121" calcext:value-type="float">
            <text:p>0.00474121</text:p>
          </table:table-cell>
          <table:table-cell office:value-type="float" office:value="0.08223855" calcext:value-type="float">
            <text:p>0.08223855</text:p>
          </table:table-cell>
          <table:table-cell office:value-type="float" office:value="0.05624189" calcext:value-type="float">
            <text:p>0.05624189</text:p>
          </table:table-cell>
          <table:table-cell office:value-type="float" office:value="0.00202041" calcext:value-type="float">
            <text:p>0.00202041</text:p>
          </table:table-cell>
          <table:table-cell office:value-type="float" office:value="0.9345976" calcext:value-type="float">
            <text:p>0.9345976</text:p>
          </table:table-cell>
          <table:table-cell office:value-type="float" office:value="0.000006188" calcext:value-type="float">
            <text:p>6.19E-06</text:p>
          </table:table-cell>
          <table:table-cell office:value-type="float" office:value="0.0633758" calcext:value-type="float">
            <text:p>0.0633758</text:p>
          </table:table-cell>
          <table:table-cell office:value-type="float" office:value="0.00109373" calcext:value-type="float">
            <text:p>0.00109373</text:p>
          </table:table-cell>
          <table:table-cell office:value-type="float" office:value="0.000006602" calcext:value-type="float">
            <text:p>6.60E-06</text:p>
          </table:table-cell>
          <table:table-cell office:value-type="float" office:value="0.93820602" calcext:value-type="float">
            <text:p>0.93820602</text:p>
          </table:table-cell>
          <table:table-cell office:value-type="float" office:value="0.06069365" calcext:value-type="float">
            <text:p>0.060693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4559092" calcext:value-type="float">
            <text:p>0.84559092</text:p>
          </table:table-cell>
          <table:table-cell office:value-type="float" office:value="0.00490519" calcext:value-type="float">
            <text:p>0.00490519</text:p>
          </table:table-cell>
          <table:table-cell office:value-type="float" office:value="0.08560061" calcext:value-type="float">
            <text:p>0.08560061</text:p>
          </table:table-cell>
          <table:table-cell office:value-type="float" office:value="0.06390327" calcext:value-type="float">
            <text:p>0.06390327</text:p>
          </table:table-cell>
          <table:table-cell office:value-type="float" office:value="0.00191562" calcext:value-type="float">
            <text:p>0.00191562</text:p>
          </table:table-cell>
          <table:table-cell office:value-type="float" office:value="0.92890074" calcext:value-type="float">
            <text:p>0.92890074</text:p>
          </table:table-cell>
          <table:table-cell office:value-type="float" office:value="0.000006188" calcext:value-type="float">
            <text:p>6.19E-06</text:p>
          </table:table-cell>
          <table:table-cell office:value-type="float" office:value="0.06917745" calcext:value-type="float">
            <text:p>0.06917745</text:p>
          </table:table-cell>
          <table:table-cell office:value-type="float" office:value="0.00103138" calcext:value-type="float">
            <text:p>0.00103138</text:p>
          </table:table-cell>
          <table:table-cell office:value-type="float" office:value="0.000006526" calcext:value-type="float">
            <text:p>6.53E-06</text:p>
          </table:table-cell>
          <table:table-cell office:value-type="float" office:value="0.93307174" calcext:value-type="float">
            <text:p>0.93307174</text:p>
          </table:table-cell>
          <table:table-cell office:value-type="float" office:value="0.06589035" calcext:value-type="float">
            <text:p>0.0658903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3362186" calcext:value-type="float">
            <text:p>0.83362186</text:p>
          </table:table-cell>
          <table:table-cell office:value-type="float" office:value="0.00506416" calcext:value-type="float">
            <text:p>0.00506416</text:p>
          </table:table-cell>
          <table:table-cell office:value-type="float" office:value="0.08882503" calcext:value-type="float">
            <text:p>0.08882503</text:p>
          </table:table-cell>
          <table:table-cell office:value-type="float" office:value="0.07248895" calcext:value-type="float">
            <text:p>0.07248895</text:p>
          </table:table-cell>
          <table:table-cell office:value-type="float" office:value="0.00181697" calcext:value-type="float">
            <text:p>0.00181697</text:p>
          </table:table-cell>
          <table:table-cell office:value-type="float" office:value="0.92267754" calcext:value-type="float">
            <text:p>0.92267754</text:p>
          </table:table-cell>
          <table:table-cell office:value-type="float" office:value="0.000006178" calcext:value-type="float">
            <text:p>6.18E-06</text:p>
          </table:table-cell>
          <table:table-cell office:value-type="float" office:value="0.07549931" calcext:value-type="float">
            <text:p>0.07549931</text:p>
          </table:table-cell>
          <table:table-cell office:value-type="float" office:value="0.00097394" calcext:value-type="float">
            <text:p>0.00097394</text:p>
          </table:table-cell>
          <table:table-cell office:value-type="float" office:value="0.000006454" calcext:value-type="float">
            <text:p>6.45E-06</text:p>
          </table:table-cell>
          <table:table-cell office:value-type="float" office:value="0.92742569" calcext:value-type="float">
            <text:p>0.92742569</text:p>
          </table:table-cell>
          <table:table-cell office:value-type="float" office:value="0.07159391" calcext:value-type="float">
            <text:p>0.0715939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2082228" calcext:value-type="float">
            <text:p>0.82082228</text:p>
          </table:table-cell>
          <table:table-cell office:value-type="float" office:value="0.00521671" calcext:value-type="float">
            <text:p>0.00521671</text:p>
          </table:table-cell>
          <table:table-cell office:value-type="float" office:value="0.09187667" calcext:value-type="float">
            <text:p>0.09187667</text:p>
          </table:table-cell>
          <table:table-cell office:value-type="float" office:value="0.08208434" calcext:value-type="float">
            <text:p>0.08208434</text:p>
          </table:table-cell>
          <table:table-cell office:value-type="float" office:value="0.00172398" calcext:value-type="float">
            <text:p>0.00172398</text:p>
          </table:table-cell>
          <table:table-cell office:value-type="float" office:value="0.91588747" calcext:value-type="float">
            <text:p>0.91588747</text:p>
          </table:table-cell>
          <table:table-cell office:value-type="float" office:value="0.000006158" calcext:value-type="float">
            <text:p>6.16E-06</text:p>
          </table:table-cell>
          <table:table-cell office:value-type="float" office:value="0.08238239" calcext:value-type="float">
            <text:p>0.08238239</text:p>
          </table:table-cell>
          <table:table-cell office:value-type="float" office:value="0.00092093" calcext:value-type="float">
            <text:p>0.00092093</text:p>
          </table:table-cell>
          <table:table-cell office:value-type="float" office:value="0.000006384" calcext:value-type="float">
            <text:p>6.38E-06</text:p>
          </table:table-cell>
          <table:table-cell office:value-type="float" office:value="0.92121911" calcext:value-type="float">
            <text:p>0.92121911</text:p>
          </table:table-cell>
          <table:table-cell office:value-type="float" office:value="0.07785357" calcext:value-type="float">
            <text:p>0.0778535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0714311" calcext:value-type="float">
            <text:p>0.80714311</text:p>
          </table:table-cell>
          <table:table-cell office:value-type="float" office:value="0.00536135" calcext:value-type="float">
            <text:p>0.00536135</text:p>
          </table:table-cell>
          <table:table-cell office:value-type="float" office:value="0.09471888" calcext:value-type="float">
            <text:p>0.09471888</text:p>
          </table:table-cell>
          <table:table-cell office:value-type="float" office:value="0.09277666" calcext:value-type="float">
            <text:p>0.09277666</text:p>
          </table:table-cell>
          <table:table-cell office:value-type="float" office:value="0.00163618" calcext:value-type="float">
            <text:p>0.00163618</text:p>
          </table:table-cell>
          <table:table-cell office:value-type="float" office:value="0.90848822" calcext:value-type="float">
            <text:p>0.90848822</text:p>
          </table:table-cell>
          <table:table-cell office:value-type="float" office:value="0.000006127" calcext:value-type="float">
            <text:p>6.13E-06</text:p>
          </table:table-cell>
          <table:table-cell office:value-type="float" office:value="0.08986947" calcext:value-type="float">
            <text:p>0.08986947</text:p>
          </table:table-cell>
          <table:table-cell office:value-type="float" office:value="0.00087191" calcext:value-type="float">
            <text:p>0.00087191</text:p>
          </table:table-cell>
          <table:table-cell office:value-type="float" office:value="0.000006317" calcext:value-type="float">
            <text:p>6.32E-06</text:p>
          </table:table-cell>
          <table:table-cell office:value-type="float" office:value="0.91439931" calcext:value-type="float">
            <text:p>0.91439931</text:p>
          </table:table-cell>
          <table:table-cell office:value-type="float" office:value="0.08472247" calcext:value-type="float">
            <text:p>0.0847224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79253625" calcext:value-type="float">
            <text:p>0.79253625</text:p>
          </table:table-cell>
          <table:table-cell office:value-type="float" office:value="0.0054965" calcext:value-type="float">
            <text:p>0.0054965</text:p>
          </table:table-cell>
          <table:table-cell office:value-type="float" office:value="0.09731397" calcext:value-type="float">
            <text:p>0.09731397</text:p>
          </table:table-cell>
          <table:table-cell office:value-type="float" office:value="0.10465329" calcext:value-type="float">
            <text:p>0.10465329</text:p>
          </table:table-cell>
          <table:table-cell office:value-type="float" office:value="0.00155318" calcext:value-type="float">
            <text:p>0.00155318</text:p>
          </table:table-cell>
          <table:table-cell office:value-type="float" office:value="0.90043586" calcext:value-type="float">
            <text:p>0.90043586</text:p>
          </table:table-cell>
          <table:table-cell office:value-type="float" office:value="0.000006086" calcext:value-type="float">
            <text:p>6.09E-06</text:p>
          </table:table-cell>
          <table:table-cell office:value-type="float" office:value="0.09800488" calcext:value-type="float">
            <text:p>0.09800488</text:p>
          </table:table-cell>
          <table:table-cell office:value-type="float" office:value="0.00082647" calcext:value-type="float">
            <text:p>0.00082647</text:p>
          </table:table-cell>
          <table:table-cell office:value-type="float" office:value="0.000006252" calcext:value-type="float">
            <text:p>6.25E-06</text:p>
          </table:table-cell>
          <table:table-cell office:value-type="float" office:value="0.90690965" calcext:value-type="float">
            <text:p>0.90690965</text:p>
          </table:table-cell>
          <table:table-cell office:value-type="float" office:value="0.09225762" calcext:value-type="float">
            <text:p>0.0922576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7695609" calcext:value-type="float">
            <text:p>0.77695609</text:p>
          </table:table-cell>
          <table:table-cell office:value-type="float" office:value="0.00562049" calcext:value-type="float">
            <text:p>0.00562049</text:p>
          </table:table-cell>
          <table:table-cell office:value-type="float" office:value="0.09962369" calcext:value-type="float">
            <text:p>0.09962369</text:p>
          </table:table-cell>
          <table:table-cell office:value-type="float" office:value="0.11779973" calcext:value-type="float">
            <text:p>0.11779973</text:p>
          </table:table-cell>
          <table:table-cell office:value-type="float" office:value="0.00147459" calcext:value-type="float">
            <text:p>0.00147459</text:p>
          </table:table-cell>
          <table:table-cell office:value-type="float" office:value="0.89168528" calcext:value-type="float">
            <text:p>0.89168528</text:p>
          </table:table-cell>
          <table:table-cell office:value-type="float" office:value="0.000006033" calcext:value-type="float">
            <text:p>6.03E-06</text:p>
          </table:table-cell>
          <table:table-cell office:value-type="float" office:value="0.1068341" calcext:value-type="float">
            <text:p>0.1068341</text:p>
          </table:table-cell>
          <table:table-cell office:value-type="float" office:value="0.00078427" calcext:value-type="float">
            <text:p>0.00078427</text:p>
          </table:table-cell>
          <table:table-cell office:value-type="float" office:value="0.000006188" calcext:value-type="float">
            <text:p>6.19E-06</text:p>
          </table:table-cell>
          <table:table-cell office:value-type="float" office:value="0.89868967" calcext:value-type="float">
            <text:p>0.89868967</text:p>
          </table:table-cell>
          <table:table-cell office:value-type="float" office:value="0.10051988" calcext:value-type="float">
            <text:p>0.1005198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7603613" calcext:value-type="float">
            <text:p>0.7603613</text:p>
          </table:table-cell>
          <table:table-cell office:value-type="float" office:value="0.0057316" calcext:value-type="float">
            <text:p>0.0057316</text:p>
          </table:table-cell>
          <table:table-cell office:value-type="float" office:value="0.10160998" calcext:value-type="float">
            <text:p>0.10160998</text:p>
          </table:table-cell>
          <table:table-cell office:value-type="float" office:value="0.13229713" calcext:value-type="float">
            <text:p>0.13229713</text:p>
          </table:table-cell>
          <table:table-cell office:value-type="float" office:value="0.00140005" calcext:value-type="float">
            <text:p>0.00140005</text:p>
          </table:table-cell>
          <table:table-cell office:value-type="float" office:value="0.88219062" calcext:value-type="float">
            <text:p>0.88219062</text:p>
          </table:table-cell>
          <table:table-cell office:value-type="float" office:value="0.00000597" calcext:value-type="float">
            <text:p>5.97E-06</text:p>
          </table:table-cell>
          <table:table-cell office:value-type="float" office:value="0.11640336" calcext:value-type="float">
            <text:p>0.11640336</text:p>
          </table:table-cell>
          <table:table-cell office:value-type="float" office:value="0.00074497" calcext:value-type="float">
            <text:p>0.00074497</text:p>
          </table:table-cell>
          <table:table-cell office:value-type="float" office:value="0.000006125" calcext:value-type="float">
            <text:p>6.13E-06</text:p>
          </table:table-cell>
          <table:table-cell office:value-type="float" office:value="0.88967526" calcext:value-type="float">
            <text:p>0.88967526</text:p>
          </table:table-cell>
          <table:table-cell office:value-type="float" office:value="0.10957365" calcext:value-type="float">
            <text:p>0.1095736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74271689" calcext:value-type="float">
            <text:p>0.74271689</text:p>
          </table:table-cell>
          <table:table-cell office:value-type="float" office:value="0.00582806" calcext:value-type="float">
            <text:p>0.00582806</text:p>
          </table:table-cell>
          <table:table-cell office:value-type="float" office:value="0.10323571" calcext:value-type="float">
            <text:p>0.10323571</text:p>
          </table:table-cell>
          <table:table-cell office:value-type="float" office:value="0.14821934" calcext:value-type="float">
            <text:p>0.14821934</text:p>
          </table:table-cell>
          <table:table-cell office:value-type="float" office:value="0.00132925" calcext:value-type="float">
            <text:p>0.00132925</text:p>
          </table:table-cell>
          <table:table-cell office:value-type="float" office:value="0.87190584" calcext:value-type="float">
            <text:p>0.87190584</text:p>
          </table:table-cell>
          <table:table-cell office:value-type="float" office:value="0.000005896" calcext:value-type="float">
            <text:p>5.90E-06</text:p>
          </table:table-cell>
          <table:table-cell office:value-type="float" office:value="0.12675901" calcext:value-type="float">
            <text:p>0.12675901</text:p>
          </table:table-cell>
          <table:table-cell office:value-type="float" office:value="0.00070827" calcext:value-type="float">
            <text:p>0.00070827</text:p>
          </table:table-cell>
          <table:table-cell office:value-type="float" office:value="0.000006062" calcext:value-type="float">
            <text:p>6.06E-06</text:p>
          </table:table-cell>
          <table:table-cell office:value-type="float" office:value="0.87979913" calcext:value-type="float">
            <text:p>0.87979913</text:p>
          </table:table-cell>
          <table:table-cell office:value-type="float" office:value="0.11948654" calcext:value-type="float">
            <text:p>0.1194865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2399666" calcext:value-type="float">
            <text:p>0.72399666</text:p>
          </table:table-cell>
          <table:table-cell office:value-type="float" office:value="0.00590812" calcext:value-type="float">
            <text:p>0.00590812</text:p>
          </table:table-cell>
          <table:table-cell office:value-type="float" office:value="0.10446568" calcext:value-type="float">
            <text:p>0.10446568</text:p>
          </table:table-cell>
          <table:table-cell office:value-type="float" office:value="0.16562954" calcext:value-type="float">
            <text:p>0.16562954</text:p>
          </table:table-cell>
          <table:table-cell office:value-type="float" office:value="0.00126188" calcext:value-type="float">
            <text:p>0.00126188</text:p>
          </table:table-cell>
          <table:table-cell office:value-type="float" office:value="0.86078547" calcext:value-type="float">
            <text:p>0.86078547</text:p>
          </table:table-cell>
          <table:table-cell office:value-type="float" office:value="0.00000581" calcext:value-type="float">
            <text:p>5.81E-06</text:p>
          </table:table-cell>
          <table:table-cell office:value-type="float" office:value="0.13794684" calcext:value-type="float">
            <text:p>0.13794684</text:p>
          </table:table-cell>
          <table:table-cell office:value-type="float" office:value="0.00067391" calcext:value-type="float">
            <text:p>0.00067391</text:p>
          </table:table-cell>
          <table:table-cell office:value-type="float" office:value="0.000005998" calcext:value-type="float">
            <text:p>6.00E-06</text:p>
          </table:table-cell>
          <table:table-cell office:value-type="float" office:value="0.86899136" calcext:value-type="float">
            <text:p>0.86899136</text:p>
          </table:table-cell>
          <table:table-cell office:value-type="float" office:value="0.13032874" calcext:value-type="float">
            <text:p>0.1303287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0418571" calcext:value-type="float">
            <text:p>0.70418571</text:p>
          </table:table-cell>
          <table:table-cell office:value-type="float" office:value="0.00597007" calcext:value-type="float">
            <text:p>0.00597007</text:p>
          </table:table-cell>
          <table:table-cell office:value-type="float" office:value="0.10526761" calcext:value-type="float">
            <text:p>0.10526761</text:p>
          </table:table-cell>
          <table:table-cell office:value-type="float" office:value="0.18457661" calcext:value-type="float">
            <text:p>0.18457661</text:p>
          </table:table-cell>
          <table:table-cell office:value-type="float" office:value="0.00119768" calcext:value-type="float">
            <text:p>0.00119768</text:p>
          </table:table-cell>
          <table:table-cell office:value-type="float" office:value="0.8487854" calcext:value-type="float">
            <text:p>0.8487854</text:p>
          </table:table-cell>
          <table:table-cell office:value-type="float" office:value="0.000005713" calcext:value-type="float">
            <text:p>5.71E-06</text:p>
          </table:table-cell>
          <table:table-cell office:value-type="float" office:value="0.1500112" calcext:value-type="float">
            <text:p>0.1500112</text:p>
          </table:table-cell>
          <table:table-cell office:value-type="float" office:value="0.00064163" calcext:value-type="float">
            <text:p>0.00064163</text:p>
          </table:table-cell>
          <table:table-cell office:value-type="float" office:value="0.000005933" calcext:value-type="float">
            <text:p>5.93E-06</text:p>
          </table:table-cell>
          <table:table-cell office:value-type="float" office:value="0.85718026" calcext:value-type="float">
            <text:p>0.85718026</text:p>
          </table:table-cell>
          <table:table-cell office:value-type="float" office:value="0.14217218" calcext:value-type="float">
            <text:p>0.142172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8328319" calcext:value-type="float">
            <text:p>0.68328319</text:p>
          </table:table-cell>
          <table:table-cell office:value-type="float" office:value="0.00601228" calcext:value-type="float">
            <text:p>0.00601228</text:p>
          </table:table-cell>
          <table:table-cell office:value-type="float" office:value="0.10561336" calcext:value-type="float">
            <text:p>0.10561336</text:p>
          </table:table-cell>
          <table:table-cell office:value-type="float" office:value="0.20509117" calcext:value-type="float">
            <text:p>0.20509117</text:p>
          </table:table-cell>
          <table:table-cell office:value-type="float" office:value="0.00113641" calcext:value-type="float">
            <text:p>0.00113641</text:p>
          </table:table-cell>
          <table:table-cell office:value-type="float" office:value="0.83586395" calcext:value-type="float">
            <text:p>0.83586395</text:p>
          </table:table-cell>
          <table:table-cell office:value-type="float" office:value="0.000005605" calcext:value-type="float">
            <text:p>5.61E-06</text:p>
          </table:table-cell>
          <table:table-cell office:value-type="float" office:value="0.16299404" calcext:value-type="float">
            <text:p>0.16299404</text:p>
          </table:table-cell>
          <table:table-cell office:value-type="float" office:value="0.00061122" calcext:value-type="float">
            <text:p>0.00061122</text:p>
          </table:table-cell>
          <table:table-cell office:value-type="float" office:value="0.000005866" calcext:value-type="float">
            <text:p>5.87E-06</text:p>
          </table:table-cell>
          <table:table-cell office:value-type="float" office:value="0.84429353" calcext:value-type="float">
            <text:p>0.84429353</text:p>
          </table:table-cell>
          <table:table-cell office:value-type="float" office:value="0.15508939" calcext:value-type="float">
            <text:p>0.1550893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6130494" calcext:value-type="float">
            <text:p>0.66130494</text:p>
          </table:table-cell>
          <table:table-cell office:value-type="float" office:value="0.00603328" calcext:value-type="float">
            <text:p>0.00603328</text:p>
          </table:table-cell>
          <table:table-cell office:value-type="float" office:value="0.10548011" calcext:value-type="float">
            <text:p>0.10548011</text:p>
          </table:table-cell>
          <table:table-cell office:value-type="float" office:value="0.22718167" calcext:value-type="float">
            <text:p>0.22718167</text:p>
          </table:table-cell>
          <table:table-cell office:value-type="float" office:value="0.00107782" calcext:value-type="float">
            <text:p>0.00107782</text:p>
          </table:table-cell>
          <table:table-cell office:value-type="float" office:value="0.82198295" calcext:value-type="float">
            <text:p>0.82198295</text:p>
          </table:table-cell>
          <table:table-cell office:value-type="float" office:value="0.000005486" calcext:value-type="float">
            <text:p>5.49E-06</text:p>
          </table:table-cell>
          <table:table-cell office:value-type="float" office:value="0.17693374" calcext:value-type="float">
            <text:p>0.17693374</text:p>
          </table:table-cell>
          <table:table-cell office:value-type="float" office:value="0.00058246" calcext:value-type="float">
            <text:p>0.00058246</text:p>
          </table:table-cell>
          <table:table-cell office:value-type="float" office:value="0.000005796" calcext:value-type="float">
            <text:p>5.80E-06</text:p>
          </table:table-cell>
          <table:table-cell office:value-type="float" office:value="0.83025972" calcext:value-type="float">
            <text:p>0.83025972</text:p>
          </table:table-cell>
          <table:table-cell office:value-type="float" office:value="0.16915202" calcext:value-type="float">
            <text:p>0.1691520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3828596" calcext:value-type="float">
            <text:p>0.63828596</text:p>
          </table:table-cell>
          <table:table-cell office:value-type="float" office:value="0.00603181" calcext:value-type="float">
            <text:p>0.00603181</text:p>
          </table:table-cell>
          <table:table-cell office:value-type="float" office:value="0.10485156" calcext:value-type="float">
            <text:p>0.10485156</text:p>
          </table:table-cell>
          <table:table-cell office:value-type="float" office:value="0.25083067" calcext:value-type="float">
            <text:p>0.25083067</text:p>
          </table:table-cell>
          <table:table-cell office:value-type="float" office:value="0.00102173" calcext:value-type="float">
            <text:p>0.00102173</text:p>
          </table:table-cell>
          <table:table-cell office:value-type="float" office:value="0.80710905" calcext:value-type="float">
            <text:p>0.80710905</text:p>
          </table:table-cell>
          <table:table-cell office:value-type="float" office:value="0.000005356" calcext:value-type="float">
            <text:p>5.36E-06</text:p>
          </table:table-cell>
          <table:table-cell office:value-type="float" office:value="0.19186387" calcext:value-type="float">
            <text:p>0.19186387</text:p>
          </table:table-cell>
          <table:table-cell office:value-type="float" office:value="0.00055517" calcext:value-type="float">
            <text:p>0.00055517</text:p>
          </table:table-cell>
          <table:table-cell office:value-type="float" office:value="0.000005722" calcext:value-type="float">
            <text:p>5.72E-06</text:p>
          </table:table-cell>
          <table:table-cell office:value-type="float" office:value="0.81501009" calcext:value-type="float">
            <text:p>0.81501009</text:p>
          </table:table-cell>
          <table:table-cell office:value-type="float" office:value="0.18442902" calcext:value-type="float">
            <text:p>0.1844290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1428247" calcext:value-type="float">
            <text:p>0.61428247</text:p>
          </table:table-cell>
          <table:table-cell office:value-type="float" office:value="0.00600688" calcext:value-type="float">
            <text:p>0.00600688</text:p>
          </table:table-cell>
          <table:table-cell office:value-type="float" office:value="0.10371907" calcext:value-type="float">
            <text:p>0.10371907</text:p>
          </table:table-cell>
          <table:table-cell office:value-type="float" office:value="0.27599158" calcext:value-type="float">
            <text:p>0.27599158</text:p>
          </table:table-cell>
          <table:table-cell office:value-type="float" office:value="0.00096794" calcext:value-type="float">
            <text:p>0.00096794</text:p>
          </table:table-cell>
          <table:table-cell office:value-type="float" office:value="0.79121511" calcext:value-type="float">
            <text:p>0.79121511</text:p>
          </table:table-cell>
          <table:table-cell office:value-type="float" office:value="0.000005215" calcext:value-type="float">
            <text:p>5.22E-06</text:p>
          </table:table-cell>
          <table:table-cell office:value-type="float" office:value="0.20781173" calcext:value-type="float">
            <text:p>0.20781173</text:p>
          </table:table-cell>
          <table:table-cell office:value-type="float" office:value="0.00052917" calcext:value-type="float">
            <text:p>0.00052917</text:p>
          </table:table-cell>
          <table:table-cell office:value-type="float" office:value="0.000005644" calcext:value-type="float">
            <text:p>5.64E-06</text:p>
          </table:table-cell>
          <table:table-cell office:value-type="float" office:value="0.79848083" calcext:value-type="float">
            <text:p>0.79848083</text:p>
          </table:table-cell>
          <table:table-cell office:value-type="float" office:value="0.20098436" calcext:value-type="float">
            <text:p>0.2009843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8937335" calcext:value-type="float">
            <text:p>0.58937335</text:p>
          </table:table-cell>
          <table:table-cell office:value-type="float" office:value="0.0059578" calcext:value-type="float">
            <text:p>0.0059578</text:p>
          </table:table-cell>
          <table:table-cell office:value-type="float" office:value="0.10208266" calcext:value-type="float">
            <text:p>0.10208266</text:p>
          </table:table-cell>
          <table:table-cell office:value-type="float" office:value="0.30258619" calcext:value-type="float">
            <text:p>0.30258619</text:p>
          </table:table-cell>
          <table:table-cell office:value-type="float" office:value="0.0009163" calcext:value-type="float">
            <text:p>0.0009163</text:p>
          </table:table-cell>
          <table:table-cell office:value-type="float" office:value="0.7742817" calcext:value-type="float">
            <text:p>0.7742817</text:p>
          </table:table-cell>
          <table:table-cell office:value-type="float" office:value="0.000005064" calcext:value-type="float">
            <text:p>5.06E-06</text:p>
          </table:table-cell>
          <table:table-cell office:value-type="float" office:value="0.22479694" calcext:value-type="float">
            <text:p>0.22479694</text:p>
          </table:table-cell>
          <table:table-cell office:value-type="float" office:value="0.00050431" calcext:value-type="float">
            <text:p>0.00050431</text:p>
          </table:table-cell>
          <table:table-cell office:value-type="float" office:value="0.000005561" calcext:value-type="float">
            <text:p>5.56E-06</text:p>
          </table:table-cell>
          <table:table-cell office:value-type="float" office:value="0.78061572" calcext:value-type="float">
            <text:p>0.78061572</text:p>
          </table:table-cell>
          <table:table-cell office:value-type="float" office:value="0.21887441" calcext:value-type="float">
            <text:p>0.2188744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6366068" calcext:value-type="float">
            <text:p>0.56366068</text:p>
          </table:table-cell>
          <table:table-cell office:value-type="float" office:value="0.00588431" calcext:value-type="float">
            <text:p>0.00588431</text:p>
          </table:table-cell>
          <table:table-cell office:value-type="float" office:value="0.09995172" calcext:value-type="float">
            <text:p>0.09995172</text:p>
          </table:table-cell>
          <table:table-cell office:value-type="float" office:value="0.33050329" calcext:value-type="float">
            <text:p>0.33050329</text:p>
          </table:table-cell>
          <table:table-cell office:value-type="float" office:value="0.00086667" calcext:value-type="float">
            <text:p>0.00086667</text:p>
          </table:table-cell>
          <table:table-cell office:value-type="float" office:value="0.75629862" calcext:value-type="float">
            <text:p>0.75629862</text:p>
          </table:table-cell>
          <table:table-cell office:value-type="float" office:value="0.000004904" calcext:value-type="float">
            <text:p>4.90E-06</text:p>
          </table:table-cell>
          <table:table-cell office:value-type="float" office:value="0.24282981" calcext:value-type="float">
            <text:p>0.24282981</text:p>
          </table:table-cell>
          <table:table-cell office:value-type="float" office:value="0.00048044" calcext:value-type="float">
            <text:p>0.00048044</text:p>
          </table:table-cell>
          <table:table-cell office:value-type="float" office:value="0.000005471" calcext:value-type="float">
            <text:p>5.47E-06</text:p>
          </table:table-cell>
          <table:table-cell office:value-type="float" office:value="0.76136916" calcext:value-type="float">
            <text:p>0.76136916</text:p>
          </table:table-cell>
          <table:table-cell office:value-type="float" office:value="0.23814493" calcext:value-type="float">
            <text:p>0.2381449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3726932" calcext:value-type="float">
            <text:p>0.53726932</text:p>
          </table:table-cell>
          <table:table-cell office:value-type="float" office:value="0.00578654" calcext:value-type="float">
            <text:p>0.00578654</text:p>
          </table:table-cell>
          <table:table-cell office:value-type="float" office:value="0.09734547" calcext:value-type="float">
            <text:p>0.09734547</text:p>
          </table:table-cell>
          <table:table-cell office:value-type="float" office:value="0.35959866" calcext:value-type="float">
            <text:p>0.35959866</text:p>
          </table:table-cell>
          <table:table-cell office:value-type="float" office:value="0.00081891" calcext:value-type="float">
            <text:p>0.00081891</text:p>
          </table:table-cell>
          <table:table-cell office:value-type="float" office:value="0.73726649" calcext:value-type="float">
            <text:p>0.73726649</text:p>
          </table:table-cell>
          <table:table-cell office:value-type="float" office:value="0.000004735" calcext:value-type="float">
            <text:p>4.74E-06</text:p>
          </table:table-cell>
          <table:table-cell office:value-type="float" office:value="0.26190987" calcext:value-type="float">
            <text:p>0.26190987</text:p>
          </table:table-cell>
          <table:table-cell office:value-type="float" office:value="0.00045745" calcext:value-type="float">
            <text:p>0.00045745</text:p>
          </table:table-cell>
          <table:table-cell office:value-type="float" office:value="0.000005374" calcext:value-type="float">
            <text:p>5.37E-06</text:p>
          </table:table-cell>
          <table:table-cell office:value-type="float" office:value="0.74070947" calcext:value-type="float">
            <text:p>0.74070947</text:p>
          </table:table-cell>
          <table:table-cell office:value-type="float" office:value="0.2588277" calcext:value-type="float">
            <text:p>0.258827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1034532" calcext:value-type="float">
            <text:p>0.51034532</text:p>
          </table:table-cell>
          <table:table-cell office:value-type="float" office:value="0.0056651" calcext:value-type="float">
            <text:p>0.0056651</text:p>
          </table:table-cell>
          <table:table-cell office:value-type="float" office:value="0.09429292" calcext:value-type="float">
            <text:p>0.09429292</text:p>
          </table:table-cell>
          <table:table-cell office:value-type="float" office:value="0.38969665" calcext:value-type="float">
            <text:p>0.38969665</text:p>
          </table:table-cell>
          <table:table-cell office:value-type="float" office:value="0.00077292" calcext:value-type="float">
            <text:p>0.00077292</text:p>
          </table:table-cell>
          <table:table-cell office:value-type="float" office:value="0.71719817" calcext:value-type="float">
            <text:p>0.71719817</text:p>
          </table:table-cell>
          <table:table-cell office:value-type="float" office:value="0.000004557" calcext:value-type="float">
            <text:p>4.56E-06</text:p>
          </table:table-cell>
          <table:table-cell office:value-type="float" office:value="0.28202435" calcext:value-type="float">
            <text:p>0.28202435</text:p>
          </table:table-cell>
          <table:table-cell office:value-type="float" office:value="0.00043522" calcext:value-type="float">
            <text:p>0.00043522</text:p>
          </table:table-cell>
          <table:table-cell office:value-type="float" office:value="0.00000527" calcext:value-type="float">
            <text:p>5.27E-06</text:p>
          </table:table-cell>
          <table:table-cell office:value-type="float" office:value="0.71862252" calcext:value-type="float">
            <text:p>0.71862252</text:p>
          </table:table-cell>
          <table:table-cell office:value-type="float" office:value="0.28093699" calcext:value-type="float">
            <text:p>0.2809369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8305308" calcext:value-type="float">
            <text:p>0.48305308</text:p>
          </table:table-cell>
          <table:table-cell office:value-type="float" office:value="0.00552105" calcext:value-type="float">
            <text:p>0.00552105</text:p>
          </table:table-cell>
          <table:table-cell office:value-type="float" office:value="0.09083248" calcext:value-type="float">
            <text:p>0.09083248</text:p>
          </table:table-cell>
          <table:table-cell office:value-type="float" office:value="0.42059339" calcext:value-type="float">
            <text:p>0.42059339</text:p>
          </table:table-cell>
          <table:table-cell office:value-type="float" office:value="0.00072861" calcext:value-type="float">
            <text:p>0.00072861</text:p>
          </table:table-cell>
          <table:table-cell office:value-type="float" office:value="0.69612014" calcext:value-type="float">
            <text:p>0.69612014</text:p>
          </table:table-cell>
          <table:table-cell office:value-type="float" office:value="0.000004372" calcext:value-type="float">
            <text:p>4.37E-06</text:p>
          </table:table-cell>
          <table:table-cell office:value-type="float" office:value="0.30314688" calcext:value-type="float">
            <text:p>0.30314688</text:p>
          </table:table-cell>
          <table:table-cell office:value-type="float" office:value="0.00041365" calcext:value-type="float">
            <text:p>0.00041365</text:p>
          </table:table-cell>
          <table:table-cell office:value-type="float" office:value="0.000005157" calcext:value-type="float">
            <text:p>5.16E-06</text:p>
          </table:table-cell>
          <table:table-cell office:value-type="float" office:value="0.69511531" calcext:value-type="float">
            <text:p>0.69511531</text:p>
          </table:table-cell>
          <table:table-cell office:value-type="float" office:value="0.30446589" calcext:value-type="float">
            <text:p>0.3044658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5557143" calcext:value-type="float">
            <text:p>0.45557143</text:p>
          </table:table-cell>
          <table:table-cell office:value-type="float" office:value="0.00535592" calcext:value-type="float">
            <text:p>0.00535592</text:p>
          </table:table-cell>
          <table:table-cell office:value-type="float" office:value="0.08701102" calcext:value-type="float">
            <text:p>0.08701102</text:p>
          </table:table-cell>
          <table:table-cell office:value-type="float" office:value="0.45206163" calcext:value-type="float">
            <text:p>0.45206163</text:p>
          </table:table-cell>
          <table:table-cell office:value-type="float" office:value="0.00068591" calcext:value-type="float">
            <text:p>0.00068591</text:p>
          </table:table-cell>
          <table:table-cell office:value-type="float" office:value="0.67407358" calcext:value-type="float">
            <text:p>0.67407358</text:p>
          </table:table-cell>
          <table:table-cell office:value-type="float" office:value="0.00000418" calcext:value-type="float">
            <text:p>4.18E-06</text:p>
          </table:table-cell>
          <table:table-cell office:value-type="float" office:value="0.32523633" calcext:value-type="float">
            <text:p>0.32523633</text:p>
          </table:table-cell>
          <table:table-cell office:value-type="float" office:value="0.00039266" calcext:value-type="float">
            <text:p>0.00039266</text:p>
          </table:table-cell>
          <table:table-cell office:value-type="float" office:value="0.000005035" calcext:value-type="float">
            <text:p>5.04E-06</text:p>
          </table:table-cell>
          <table:table-cell office:value-type="float" office:value="0.67021947" calcext:value-type="float">
            <text:p>0.67021947</text:p>
          </table:table-cell>
          <table:table-cell office:value-type="float" office:value="0.32938283" calcext:value-type="float">
            <text:p>0.329382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2808873" calcext:value-type="float">
            <text:p>0.42808873</text:p>
          </table:table-cell>
          <table:table-cell office:value-type="float" office:value="0.00517165" calcext:value-type="float">
            <text:p>0.00517165</text:p>
          </table:table-cell>
          <table:table-cell office:value-type="float" office:value="0.08288256" calcext:value-type="float">
            <text:p>0.08288256</text:p>
          </table:table-cell>
          <table:table-cell office:value-type="float" office:value="0.48385706" calcext:value-type="float">
            <text:p>0.48385706</text:p>
          </table:table-cell>
          <table:table-cell office:value-type="float" office:value="0.00064476" calcext:value-type="float">
            <text:p>0.00064476</text:p>
          </table:table-cell>
          <table:table-cell office:value-type="float" office:value="0.65111516" calcext:value-type="float">
            <text:p>0.65111516</text:p>
          </table:table-cell>
          <table:table-cell office:value-type="float" office:value="0.000003983" calcext:value-type="float">
            <text:p>3.98E-06</text:p>
          </table:table-cell>
          <table:table-cell office:value-type="float" office:value="0.3482361" calcext:value-type="float">
            <text:p>0.3482361</text:p>
          </table:table-cell>
          <table:table-cell office:value-type="float" office:value="0.0003722" calcext:value-type="float">
            <text:p>0.0003722</text:p>
          </table:table-cell>
          <table:table-cell office:value-type="float" office:value="0.000004904" calcext:value-type="float">
            <text:p>4.90E-06</text:p>
          </table:table-cell>
          <table:table-cell office:value-type="float" office:value="0.64399439" calcext:value-type="float">
            <text:p>0.64399439</text:p>
          </table:table-cell>
          <table:table-cell office:value-type="float" office:value="0.35562851" calcext:value-type="float">
            <text:p>0.3556285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0079728" calcext:value-type="float">
            <text:p>0.40079728</text:p>
          </table:table-cell>
          <table:table-cell office:value-type="float" office:value="0.00497056" calcext:value-type="float">
            <text:p>0.00497056</text:p>
          </table:table-cell>
          <table:table-cell office:value-type="float" office:value="0.07850653" calcext:value-type="float">
            <text:p>0.07850653</text:p>
          </table:table-cell>
          <table:table-cell office:value-type="float" office:value="0.51572563" calcext:value-type="float">
            <text:p>0.51572563</text:p>
          </table:table-cell>
          <table:table-cell office:value-type="float" office:value="0.00060512" calcext:value-type="float">
            <text:p>0.00060512</text:p>
          </table:table-cell>
          <table:table-cell office:value-type="float" office:value="0.62731741" calcext:value-type="float">
            <text:p>0.62731741</text:p>
          </table:table-cell>
          <table:table-cell office:value-type="float" office:value="0.000003782" calcext:value-type="float">
            <text:p>3.78E-06</text:p>
          </table:table-cell>
          <table:table-cell office:value-type="float" office:value="0.37207368" calcext:value-type="float">
            <text:p>0.37207368</text:p>
          </table:table-cell>
          <table:table-cell office:value-type="float" office:value="0.0003522" calcext:value-type="float">
            <text:p>0.0003522</text:p>
          </table:table-cell>
          <table:table-cell office:value-type="float" office:value="0.000004764" calcext:value-type="float">
            <text:p>4.76E-06</text:p>
          </table:table-cell>
          <table:table-cell office:value-type="float" office:value="0.61652957" calcext:value-type="float">
            <text:p>0.61652957</text:p>
          </table:table-cell>
          <table:table-cell office:value-type="float" office:value="0.38311346" calcext:value-type="float">
            <text:p>0.3831134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7388739" calcext:value-type="float">
            <text:p>0.37388739</text:p>
          </table:table-cell>
          <table:table-cell office:value-type="float" office:value="0.00475525" calcext:value-type="float">
            <text:p>0.00475525</text:p>
          </table:table-cell>
          <table:table-cell office:value-type="float" office:value="0.07394581" calcext:value-type="float">
            <text:p>0.07394581</text:p>
          </table:table-cell>
          <table:table-cell office:value-type="float" office:value="0.54741155" calcext:value-type="float">
            <text:p>0.54741155</text:p>
          </table:table-cell>
          <table:table-cell office:value-type="float" office:value="0.00056696" calcext:value-type="float">
            <text:p>0.00056696</text:p>
          </table:table-cell>
          <table:table-cell office:value-type="float" office:value="0.60276865" calcext:value-type="float">
            <text:p>0.60276865</text:p>
          </table:table-cell>
          <table:table-cell office:value-type="float" office:value="0.000003578" calcext:value-type="float">
            <text:p>3.58E-06</text:p>
          </table:table-cell>
          <table:table-cell office:value-type="float" office:value="0.39666081" calcext:value-type="float">
            <text:p>0.39666081</text:p>
          </table:table-cell>
          <table:table-cell office:value-type="float" office:value="0.00033265" calcext:value-type="float">
            <text:p>0.00033265</text:p>
          </table:table-cell>
          <table:table-cell office:value-type="float" office:value="0.000004615" calcext:value-type="float">
            <text:p>4.62E-06</text:p>
          </table:table-cell>
          <table:table-cell office:value-type="float" office:value="0.58794608" calcext:value-type="float">
            <text:p>0.58794608</text:p>
          </table:table-cell>
          <table:table-cell office:value-type="float" office:value="0.41171666" calcext:value-type="float">
            <text:p>0.4117166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4754148" calcext:value-type="float">
            <text:p>0.34754148</text:p>
          </table:table-cell>
          <table:table-cell office:value-type="float" office:value="0.00452855" calcext:value-type="float">
            <text:p>0.00452855</text:p>
          </table:table-cell>
          <table:table-cell office:value-type="float" office:value="0.06926458" calcext:value-type="float">
            <text:p>0.06926458</text:p>
          </table:table-cell>
          <table:table-cell office:value-type="float" office:value="0.57866539" calcext:value-type="float">
            <text:p>0.57866539</text:p>
          </table:table-cell>
          <table:table-cell office:value-type="float" office:value="0.00053026" calcext:value-type="float">
            <text:p>0.00053026</text:p>
          </table:table-cell>
          <table:table-cell office:value-type="float" office:value="0.57757231" calcext:value-type="float">
            <text:p>0.57757231</text:p>
          </table:table-cell>
          <table:table-cell office:value-type="float" office:value="0.000003372" calcext:value-type="float">
            <text:p>3.37E-06</text:p>
          </table:table-cell>
          <table:table-cell office:value-type="float" office:value="0.42189405" calcext:value-type="float">
            <text:p>0.42189405</text:p>
          </table:table-cell>
          <table:table-cell office:value-type="float" office:value="0.00031352" calcext:value-type="float">
            <text:p>0.00031352</text:p>
          </table:table-cell>
          <table:table-cell office:value-type="float" office:value="0.000004456" calcext:value-type="float">
            <text:p>4.46E-06</text:p>
          </table:table-cell>
          <table:table-cell office:value-type="float" office:value="0.5583966" calcext:value-type="float">
            <text:p>0.5583966</text:p>
          </table:table-cell>
          <table:table-cell office:value-type="float" office:value="0.44128543" calcext:value-type="float">
            <text:p>0.4412854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2192867" calcext:value-type="float">
            <text:p>0.32192867</text:p>
          </table:table-cell>
          <table:table-cell office:value-type="float" office:value="0.00429337" calcext:value-type="float">
            <text:p>0.00429337</text:p>
          </table:table-cell>
          <table:table-cell office:value-type="float" office:value="0.06452621" calcext:value-type="float">
            <text:p>0.06452621</text:p>
          </table:table-cell>
          <table:table-cell office:value-type="float" office:value="0.60925175" calcext:value-type="float">
            <text:p>0.60925175</text:p>
          </table:table-cell>
          <table:table-cell office:value-type="float" office:value="0.00049501" calcext:value-type="float">
            <text:p>0.00049501</text:p>
          </table:table-cell>
          <table:table-cell office:value-type="float" office:value="0.55184572" calcext:value-type="float">
            <text:p>0.55184572</text:p>
          </table:table-cell>
          <table:table-cell office:value-type="float" office:value="0.000003166" calcext:value-type="float">
            <text:p>3.17E-06</text:p>
          </table:table-cell>
          <table:table-cell office:value-type="float" office:value="0.44765611" calcext:value-type="float">
            <text:p>0.44765611</text:p>
          </table:table-cell>
          <table:table-cell office:value-type="float" office:value="0.0002948" calcext:value-type="float">
            <text:p>0.0002948</text:p>
          </table:table-cell>
          <table:table-cell office:value-type="float" office:value="0.000004288" calcext:value-type="float">
            <text:p>4.29E-06</text:p>
          </table:table-cell>
          <table:table-cell office:value-type="float" office:value="0.52806404" calcext:value-type="float">
            <text:p>0.52806404</text:p>
          </table:table-cell>
          <table:table-cell office:value-type="float" office:value="0.47163687" calcext:value-type="float">
            <text:p>0.4716368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9720013" calcext:value-type="float">
            <text:p>0.29720013</text:p>
          </table:table-cell>
          <table:table-cell office:value-type="float" office:value="0.00405267" calcext:value-type="float">
            <text:p>0.00405267</text:p>
          </table:table-cell>
          <table:table-cell office:value-type="float" office:value="0.05979124" calcext:value-type="float">
            <text:p>0.05979124</text:p>
          </table:table-cell>
          <table:table-cell office:value-type="float" office:value="0.63895597" calcext:value-type="float">
            <text:p>0.63895597</text:p>
          </table:table-cell>
          <table:table-cell office:value-type="float" office:value="0.00046121" calcext:value-type="float">
            <text:p>0.00046121</text:p>
          </table:table-cell>
          <table:table-cell office:value-type="float" office:value="0.5257183" calcext:value-type="float">
            <text:p>0.5257183</text:p>
          </table:table-cell>
          <table:table-cell office:value-type="float" office:value="0.000002961" calcext:value-type="float">
            <text:p>2.96E-06</text:p>
          </table:table-cell>
          <table:table-cell office:value-type="float" office:value="0.47381753" calcext:value-type="float">
            <text:p>0.47381753</text:p>
          </table:table-cell>
          <table:table-cell office:value-type="float" office:value="0.00027652" calcext:value-type="float">
            <text:p>0.00027652</text:p>
          </table:table-cell>
          <table:table-cell office:value-type="float" office:value="0.000004113" calcext:value-type="float">
            <text:p>4.11E-06</text:p>
          </table:table-cell>
          <table:table-cell office:value-type="float" office:value="0.49715843" calcext:value-type="float">
            <text:p>0.49715843</text:p>
          </table:table-cell>
          <table:table-cell office:value-type="float" office:value="0.50256094" calcext:value-type="float">
            <text:p>0.5025609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27348547" calcext:value-type="float">
            <text:p>0.27348547</text:p>
          </table:table-cell>
          <table:table-cell office:value-type="float" office:value="0.00380932" calcext:value-type="float">
            <text:p>0.00380932</text:p>
          </table:table-cell>
          <table:table-cell office:value-type="float" office:value="0.05511565" calcext:value-type="float">
            <text:p>0.05511565</text:p>
          </table:table-cell>
          <table:table-cell office:value-type="float" office:value="0.66758956" calcext:value-type="float">
            <text:p>0.66758956</text:p>
          </table:table-cell>
          <table:table-cell office:value-type="float" office:value="0.00042885" calcext:value-type="float">
            <text:p>0.00042885</text:p>
          </table:table-cell>
          <table:table-cell office:value-type="float" office:value="0.49932929" calcext:value-type="float">
            <text:p>0.49932929</text:p>
          </table:table-cell>
          <table:table-cell office:value-type="float" office:value="0.000002758" calcext:value-type="float">
            <text:p>2.76E-06</text:p>
          </table:table-cell>
          <table:table-cell office:value-type="float" office:value="0.5002391" calcext:value-type="float">
            <text:p>0.5002391</text:p>
          </table:table-cell>
          <table:table-cell office:value-type="float" office:value="0.00025869" calcext:value-type="float">
            <text:p>0.00025869</text:p>
          </table:table-cell>
          <table:table-cell office:value-type="float" office:value="0.00000393" calcext:value-type="float">
            <text:p>3.93E-06</text:p>
          </table:table-cell>
          <table:table-cell office:value-type="float" office:value="0.46591211" calcext:value-type="float">
            <text:p>0.46591211</text:p>
          </table:table-cell>
          <table:table-cell office:value-type="float" office:value="0.53382527" calcext:value-type="float">
            <text:p>0.5338252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5089036" calcext:value-type="float">
            <text:p>0.25089036</text:p>
          </table:table-cell>
          <table:table-cell office:value-type="float" office:value="0.00356603" calcext:value-type="float">
            <text:p>0.00356603</text:p>
          </table:table-cell>
          <table:table-cell office:value-type="float" office:value="0.0505495" calcext:value-type="float">
            <text:p>0.0505495</text:p>
          </table:table-cell>
          <table:table-cell office:value-type="float" office:value="0.69499411" calcext:value-type="float">
            <text:p>0.69499411</text:p>
          </table:table-cell>
          <table:table-cell office:value-type="float" office:value="0.00039796" calcext:value-type="float">
            <text:p>0.00039796</text:p>
          </table:table-cell>
          <table:table-cell office:value-type="float" office:value="0.47282485" calcext:value-type="float">
            <text:p>0.47282485</text:p>
          </table:table-cell>
          <table:table-cell office:value-type="float" office:value="0.000002559" calcext:value-type="float">
            <text:p>2.56E-06</text:p>
          </table:table-cell>
          <table:table-cell office:value-type="float" office:value="0.52677464" calcext:value-type="float">
            <text:p>0.52677464</text:p>
          </table:table-cell>
          <table:table-cell office:value-type="float" office:value="0.00024135" calcext:value-type="float">
            <text:p>0.00024135</text:p>
          </table:table-cell>
          <table:table-cell office:value-type="float" office:value="0.000003742" calcext:value-type="float">
            <text:p>3.74E-06</text:p>
          </table:table-cell>
          <table:table-cell office:value-type="float" office:value="0.43457341" calcext:value-type="float">
            <text:p>0.43457341</text:p>
          </table:table-cell>
          <table:table-cell office:value-type="float" office:value="0.5651815" calcext:value-type="float">
            <text:p>0.565181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22949534" calcext:value-type="float">
            <text:p>0.22949534</text:p>
          </table:table-cell>
          <table:table-cell office:value-type="float" office:value="0.00332529" calcext:value-type="float">
            <text:p>0.00332529</text:p>
          </table:table-cell>
          <table:table-cell office:value-type="float" office:value="0.04613591" calcext:value-type="float">
            <text:p>0.04613591</text:p>
          </table:table-cell>
          <table:table-cell office:value-type="float" office:value="0.72104346" calcext:value-type="float">
            <text:p>0.72104346</text:p>
          </table:table-cell>
          <table:table-cell office:value-type="float" office:value="0.00036852" calcext:value-type="float">
            <text:p>0.00036852</text:p>
          </table:table-cell>
          <table:table-cell office:value-type="float" office:value="0.44635502" calcext:value-type="float">
            <text:p>0.44635502</text:p>
          </table:table-cell>
          <table:table-cell office:value-type="float" office:value="0.000002364" calcext:value-type="float">
            <text:p>2.36E-06</text:p>
          </table:table-cell>
          <table:table-cell office:value-type="float" office:value="0.5532741" calcext:value-type="float">
            <text:p>0.5532741</text:p>
          </table:table-cell>
          <table:table-cell office:value-type="float" office:value="0.00022454" calcext:value-type="float">
            <text:p>0.00022454</text:p>
          </table:table-cell>
          <table:table-cell office:value-type="float" office:value="0.000003549" calcext:value-type="float">
            <text:p>3.55E-06</text:p>
          </table:table-cell>
          <table:table-cell office:value-type="float" office:value="0.40339912" calcext:value-type="float">
            <text:p>0.40339912</text:p>
          </table:table-cell>
          <table:table-cell office:value-type="float" office:value="0.59637279" calcext:value-type="float">
            <text:p>0.5963727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0935589" calcext:value-type="float">
            <text:p>0.20935589</text:p>
          </table:table-cell>
          <table:table-cell office:value-type="float" office:value="0.00308932" calcext:value-type="float">
            <text:p>0.00308932</text:p>
          </table:table-cell>
          <table:table-cell office:value-type="float" office:value="0.0419105" calcext:value-type="float">
            <text:p>0.0419105</text:p>
          </table:table-cell>
          <table:table-cell office:value-type="float" office:value="0.74564429" calcext:value-type="float">
            <text:p>0.74564429</text:p>
          </table:table-cell>
          <table:table-cell office:value-type="float" office:value="0.00034055" calcext:value-type="float">
            <text:p>0.00034055</text:p>
          </table:table-cell>
          <table:table-cell office:value-type="float" office:value="0.42007029" calcext:value-type="float">
            <text:p>0.42007029</text:p>
          </table:table-cell>
          <table:table-cell office:value-type="float" office:value="0.000002175" calcext:value-type="float">
            <text:p>2.18E-06</text:p>
          </table:table-cell>
          <table:table-cell office:value-type="float" office:value="0.57958699" calcext:value-type="float">
            <text:p>0.57958699</text:p>
          </table:table-cell>
          <table:table-cell office:value-type="float" office:value="0.0002083" calcext:value-type="float">
            <text:p>0.0002083</text:p>
          </table:table-cell>
          <table:table-cell office:value-type="float" office:value="0.000003353" calcext:value-type="float">
            <text:p>3.35E-06</text:p>
          </table:table-cell>
          <table:table-cell office:value-type="float" office:value="0.37264614" calcext:value-type="float">
            <text:p>0.37264614</text:p>
          </table:table-cell>
          <table:table-cell office:value-type="float" office:value="0.62714221" calcext:value-type="float">
            <text:p>0.6271422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9050345" calcext:value-type="float">
            <text:p>0.19050345</text:p>
          </table:table-cell>
          <table:table-cell office:value-type="float" office:value="0.00286003" calcext:value-type="float">
            <text:p>0.00286003</text:p>
          </table:table-cell>
          <table:table-cell office:value-type="float" office:value="0.0379012" calcext:value-type="float">
            <text:p>0.0379012</text:p>
          </table:table-cell>
          <table:table-cell office:value-type="float" office:value="0.76873532" calcext:value-type="float">
            <text:p>0.76873532</text:p>
          </table:table-cell>
          <table:table-cell office:value-type="float" office:value="0.00031405" calcext:value-type="float">
            <text:p>0.00031405</text:p>
          </table:table-cell>
          <table:table-cell office:value-type="float" office:value="0.39411821" calcext:value-type="float">
            <text:p>0.39411821</text:p>
          </table:table-cell>
          <table:table-cell office:value-type="float" office:value="0.000001994" calcext:value-type="float">
            <text:p>1.99E-06</text:p>
          </table:table-cell>
          <table:table-cell office:value-type="float" office:value="0.60556575" calcext:value-type="float">
            <text:p>0.60556575</text:p>
          </table:table-cell>
          <table:table-cell office:value-type="float" office:value="0.00019267" calcext:value-type="float">
            <text:p>0.00019267</text:p>
          </table:table-cell>
          <table:table-cell office:value-type="float" office:value="0.000003155" calcext:value-type="float">
            <text:p>3.16E-06</text:p>
          </table:table-cell>
          <table:table-cell office:value-type="float" office:value="0.34256297" calcext:value-type="float">
            <text:p>0.34256297</text:p>
          </table:table-cell>
          <table:table-cell office:value-type="float" office:value="0.65724121" calcext:value-type="float">
            <text:p>0.6572412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17294732" calcext:value-type="float">
            <text:p>0.17294732</text:p>
          </table:table-cell>
          <table:table-cell office:value-type="float" office:value="0.00263899" calcext:value-type="float">
            <text:p>0.00263899</text:p>
          </table:table-cell>
          <table:table-cell office:value-type="float" office:value="0.03412845" calcext:value-type="float">
            <text:p>0.03412845</text:p>
          </table:table-cell>
          <table:table-cell office:value-type="float" office:value="0.79028523" calcext:value-type="float">
            <text:p>0.79028523</text:p>
          </table:table-cell>
          <table:table-cell office:value-type="float" office:value="0.00028901" calcext:value-type="float">
            <text:p>0.00028901</text:p>
          </table:table-cell>
          <table:table-cell office:value-type="float" office:value="0.3686401" calcext:value-type="float">
            <text:p>0.3686401</text:p>
          </table:table-cell>
          <table:table-cell office:value-type="float" office:value="0.00000182" calcext:value-type="float">
            <text:p>1.82E-06</text:p>
          </table:table-cell>
          <table:table-cell office:value-type="float" office:value="0.63106907" calcext:value-type="float">
            <text:p>0.63106907</text:p>
          </table:table-cell>
          <table:table-cell office:value-type="float" office:value="0.0001777" calcext:value-type="float">
            <text:p>0.0001777</text:p>
          </table:table-cell>
          <table:table-cell office:value-type="float" office:value="0.000002958" calcext:value-type="float">
            <text:p>2.96E-06</text:p>
          </table:table-cell>
          <table:table-cell office:value-type="float" office:value="0.31338154" calcext:value-type="float">
            <text:p>0.31338154</text:p>
          </table:table-cell>
          <table:table-cell office:value-type="float" office:value="0.6864378" calcext:value-type="float">
            <text:p>0.686437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/00/0000</text:date>, <text:time style:data-style-name="N2" text:time-value="18:22:36.4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02T16:26:05.381000000</meta:creation-date>
    <dc:date>2023-10-16T18:26:28.533000000</dc:date>
    <meta:editing-duration>PT4M38S</meta:editing-duration>
    <meta:editing-cycles>3</meta:editing-cycles>
    <meta:generator>LibreOffice/6.1.6.3$Windows_X86_64 LibreOffice_project/5896ab1714085361c45cf540f76f60673dd96a72</meta:generator>
    <meta:document-statistic meta:table-count="1" meta:cell-count="630" meta:object-count="0"/>
  </office:meta>
</office:document-meta>
</file>